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X1_lower</text:p>
          </table:table-cell>
          <table:table-cell office:value-type="string" calcext:value-type="string">
            <text:p>X1_mean</text:p>
          </table:table-cell>
          <table:table-cell office:value-type="string" calcext:value-type="string">
            <text:p>X1_upper</text:p>
          </table:table-cell>
          <table:table-cell office:value-type="string" calcext:value-type="string">
            <text:p>X2_lower</text:p>
          </table:table-cell>
          <table:table-cell office:value-type="string" calcext:value-type="string">
            <text:p>X2_mean</text:p>
          </table:table-cell>
          <table:table-cell office:value-type="string" calcext:value-type="string">
            <text:p>X2_upper</text:p>
          </table:table-cell>
          <table:table-cell office:value-type="string" calcext:value-type="string">
            <text:p>L10K_lower</text:p>
          </table:table-cell>
          <table:table-cell office:value-type="string" calcext:value-type="string">
            <text:p>L10K_mean</text:p>
          </table:table-cell>
          <table:table-cell office:value-type="string" calcext:value-type="string">
            <text:p>L10K_upper</text:p>
          </table:table-cell>
          <table:table-cell office:value-type="string" calcext:value-type="string">
            <text:p>L_lower</text:p>
          </table:table-cell>
          <table:table-cell office:value-type="string" calcext:value-type="string">
            <text:p>L_mean</text:p>
          </table:table-cell>
          <table:table-cell office:value-type="string" calcext:value-type="string">
            <text:p>L_uppe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2565" calcext:value-type="float">
            <text:p>33.2565</text:p>
          </table:table-cell>
          <table:table-cell office:value-type="float" office:value="33.8402" calcext:value-type="float">
            <text:p>33.8402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2.2468" calcext:value-type="float">
            <text:p>2.2468</text:p>
          </table:table-cell>
          <table:table-cell office:value-type="float" office:value="2.3127" calcext:value-type="float">
            <text:p>2.3127</text:p>
          </table:table-cell>
          <table:table-cell office:value-type="float" office:value="2.3786" calcext:value-type="float">
            <text:p>2.3786</text:p>
          </table:table-cell>
          <table:table-cell office:value-type="float" office:value="5217.0696" calcext:value-type="float">
            <text:p>5217.0696</text:p>
          </table:table-cell>
          <table:table-cell office:value-type="float" office:value="5370.0894" calcext:value-type="float">
            <text:p>5370.0894</text:p>
          </table:table-cell>
          <table:table-cell office:value-type="float" office:value="5523.1092" calcext:value-type="float">
            <text:p>5523.1092</text:p>
          </table:table-cell>
          <table:table-cell office:value-type="float" office:value="178.9" calcext:value-type="float">
            <text:p>178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8.2002" calcext:value-type="float">
            <text:p>8.2002</text:p>
          </table:table-cell>
          <table:table-cell office:value-type="float" office:value="8.3477" calcext:value-type="float">
            <text:p>8.3477</text:p>
          </table:table-cell>
          <table:table-cell office:value-type="float" office:value="8.5006" calcext:value-type="float">
            <text:p>8.5006</text:p>
          </table:table-cell>
          <table:table-cell office:value-type="float" office:value="29.4101" calcext:value-type="float">
            <text:p>29.4101</text:p>
          </table:table-cell>
          <table:table-cell office:value-type="float" office:value="29.8724" calcext:value-type="float">
            <text:p>29.8724</text:p>
          </table:table-cell>
          <table:table-cell office:value-type="float" office:value="30.3494" calcext:value-type="float">
            <text:p>30.3494</text:p>
          </table:table-cell>
          <table:table-cell office:value-type="float" office:value="2.3704" calcext:value-type="float">
            <text:p>2.3704</text:p>
          </table:table-cell>
          <table:table-cell office:value-type="float" office:value="2.443" calcext:value-type="float">
            <text:p>2.443</text:p>
          </table:table-cell>
          <table:table-cell office:value-type="float" office:value="2.5155" calcext:value-type="float">
            <text:p>2.5155</text:p>
          </table:table-cell>
          <table:table-cell office:value-type="float" office:value="5504.0688" calcext:value-type="float">
            <text:p>5504.0688</text:p>
          </table:table-cell>
          <table:table-cell office:value-type="float" office:value="5672.646" calcext:value-type="float">
            <text:p>5672.646</text:p>
          </table:table-cell>
          <table:table-cell office:value-type="float" office:value="5840.991" calcext:value-type="float">
            <text:p>5840.991</text:p>
          </table:table-cell>
          <table:table-cell office:value-type="float" office:value="273.4" calcext:value-type="float">
            <text:p>273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6.3913" calcext:value-type="float">
            <text:p>16.3913</text:p>
          </table:table-cell>
          <table:table-cell office:value-type="float" office:value="16.7252" calcext:value-type="float">
            <text:p>16.7252</text:p>
          </table:table-cell>
          <table:table-cell office:value-type="float" office:value="17.073" calcext:value-type="float">
            <text:p>17.073</text:p>
          </table:table-cell>
          <table:table-cell office:value-type="float" office:value="25.6698" calcext:value-type="float">
            <text:p>25.6698</text:p>
          </table:table-cell>
          <table:table-cell office:value-type="float" office:value="26.1574" calcext:value-type="float">
            <text:p>26.1574</text:p>
          </table:table-cell>
          <table:table-cell office:value-type="float" office:value="26.6639" calcext:value-type="float">
            <text:p>26.6639</text:p>
          </table:table-cell>
          <table:table-cell office:value-type="float" office:value="2.5137" calcext:value-type="float">
            <text:p>2.5137</text:p>
          </table:table-cell>
          <table:table-cell office:value-type="float" office:value="2.5856" calcext:value-type="float">
            <text:p>2.5856</text:p>
          </table:table-cell>
          <table:table-cell office:value-type="float" office:value="2.6576" calcext:value-type="float">
            <text:p>2.6576</text:p>
          </table:table-cell>
          <table:table-cell office:value-type="float" office:value="5836.8114" calcext:value-type="float">
            <text:p>5836.8114</text:p>
          </table:table-cell>
          <table:table-cell office:value-type="float" office:value="6003.7632" calcext:value-type="float">
            <text:p>6003.7632</text:p>
          </table:table-cell>
          <table:table-cell office:value-type="float" office:value="6170.9472" calcext:value-type="float">
            <text:p>6170.9472</text:p>
          </table:table-cell>
          <table:table-cell office:value-type="float" office:value="281.7" calcext:value-type="float">
            <text:p>281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4.9405" calcext:value-type="float">
            <text:p>24.9405</text:p>
          </table:table-cell>
          <table:table-cell office:value-type="float" office:value="25.433" calcext:value-type="float">
            <text:p>25.433</text:p>
          </table:table-cell>
          <table:table-cell office:value-type="float" office:value="25.9454" calcext:value-type="float">
            <text:p>25.9454</text:p>
          </table:table-cell>
          <table:table-cell office:value-type="float" office:value="23.2896" calcext:value-type="float">
            <text:p>23.2896</text:p>
          </table:table-cell>
          <table:table-cell office:value-type="float" office:value="23.6596" calcext:value-type="float">
            <text:p>23.6596</text:p>
          </table:table-cell>
          <table:table-cell office:value-type="float" office:value="24.0416" calcext:value-type="float">
            <text:p>24.0416</text:p>
          </table:table-cell>
          <table:table-cell office:value-type="float" office:value="2.5476" calcext:value-type="float">
            <text:p>2.5476</text:p>
          </table:table-cell>
          <table:table-cell office:value-type="float" office:value="2.6229" calcext:value-type="float">
            <text:p>2.6229</text:p>
          </table:table-cell>
          <table:table-cell office:value-type="float" office:value="2.6981" calcext:value-type="float">
            <text:p>2.6981</text:p>
          </table:table-cell>
          <table:table-cell office:value-type="float" office:value="5915.5272" calcext:value-type="float">
            <text:p>5915.5272</text:p>
          </table:table-cell>
          <table:table-cell office:value-type="float" office:value="6090.3738" calcext:value-type="float">
            <text:p>6090.3738</text:p>
          </table:table-cell>
          <table:table-cell office:value-type="float" office:value="6264.9882" calcext:value-type="float">
            <text:p>6264.9882</text:p>
          </table:table-cell>
          <table:table-cell office:value-type="float" office:value="283.4" calcext:value-type="float">
            <text:p>283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2.7627" calcext:value-type="float">
            <text:p>32.7627</text:p>
          </table:table-cell>
          <table:table-cell office:value-type="float" office:value="33.4767" calcext:value-type="float">
            <text:p>33.4767</text:p>
          </table:table-cell>
          <table:table-cell office:value-type="float" office:value="34.2225" calcext:value-type="float">
            <text:p>34.2225</text:p>
          </table:table-cell>
          <table:table-cell office:value-type="float" office:value="19.1593" calcext:value-type="float">
            <text:p>19.1593</text:p>
          </table:table-cell>
          <table:table-cell office:value-type="float" office:value="19.7282" calcext:value-type="float">
            <text:p>19.7282</text:p>
          </table:table-cell>
          <table:table-cell office:value-type="float" office:value="20.3318" calcext:value-type="float">
            <text:p>20.3318</text:p>
          </table:table-cell>
          <table:table-cell office:value-type="float" office:value="2.7311" calcext:value-type="float">
            <text:p>2.7311</text:p>
          </table:table-cell>
          <table:table-cell office:value-type="float" office:value="2.8097" calcext:value-type="float">
            <text:p>2.8097</text:p>
          </table:table-cell>
          <table:table-cell office:value-type="float" office:value="2.8882" calcext:value-type="float">
            <text:p>2.8882</text:p>
          </table:table-cell>
          <table:table-cell office:value-type="float" office:value="6341.6142" calcext:value-type="float">
            <text:p>6341.6142</text:p>
          </table:table-cell>
          <table:table-cell office:value-type="float" office:value="6524.1234" calcext:value-type="float">
            <text:p>6524.1234</text:p>
          </table:table-cell>
          <table:table-cell office:value-type="float" office:value="6706.4004" calcext:value-type="float">
            <text:p>6706.4004</text:p>
          </table:table-cell>
          <table:table-cell office:value-type="float" office:value="210.2" calcext:value-type="float">
            <text:p>210.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9.76" calcext:value-type="float">
            <text:p>39.76</text:p>
          </table:table-cell>
          <table:table-cell office:value-type="float" office:value="40.8944" calcext:value-type="float">
            <text:p>40.8944</text:p>
          </table:table-cell>
          <table:table-cell office:value-type="float" office:value="42.0954" calcext:value-type="float">
            <text:p>42.0954</text:p>
          </table:table-cell>
          <table:table-cell office:value-type="float" office:value="15.3535" calcext:value-type="float">
            <text:p>15.3535</text:p>
          </table:table-cell>
          <table:table-cell office:value-type="float" office:value="15.7698" calcext:value-type="float">
            <text:p>15.7698</text:p>
          </table:table-cell>
          <table:table-cell office:value-type="float" office:value="16.2094" calcext:value-type="float">
            <text:p>16.2094</text:p>
          </table:table-cell>
          <table:table-cell office:value-type="float" office:value="2.9651" calcext:value-type="float">
            <text:p>2.9651</text:p>
          </table:table-cell>
          <table:table-cell office:value-type="float" office:value="3.053" calcext:value-type="float">
            <text:p>3.053</text:p>
          </table:table-cell>
          <table:table-cell office:value-type="float" office:value="3.1409" calcext:value-type="float">
            <text:p>3.1409</text:p>
          </table:table-cell>
          <table:table-cell office:value-type="float" office:value="6884.9622" calcext:value-type="float">
            <text:p>6884.9622</text:p>
          </table:table-cell>
          <table:table-cell office:value-type="float" office:value="7089.066" calcext:value-type="float">
            <text:p>7089.066</text:p>
          </table:table-cell>
          <table:table-cell office:value-type="float" office:value="7293.1698" calcext:value-type="float">
            <text:p>7293.1698</text:p>
          </table:table-cell>
          <table:table-cell office:value-type="float" office:value="295.4" calcext:value-type="float">
            <text:p>295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7.2932" calcext:value-type="float">
            <text:p>47.2932</text:p>
          </table:table-cell>
          <table:table-cell office:value-type="float" office:value="48.1463" calcext:value-type="float">
            <text:p>48.1463</text:p>
          </table:table-cell>
          <table:table-cell office:value-type="float" office:value="49.0307" calcext:value-type="float">
            <text:p>49.0307</text:p>
          </table:table-cell>
          <table:table-cell office:value-type="float" office:value="11.9633" calcext:value-type="float">
            <text:p>11.9633</text:p>
          </table:table-cell>
          <table:table-cell office:value-type="float" office:value="12.1558" calcext:value-type="float">
            <text:p>12.1558</text:p>
          </table:table-cell>
          <table:table-cell office:value-type="float" office:value="12.3546" calcext:value-type="float">
            <text:p>12.3546</text:p>
          </table:table-cell>
          <table:table-cell office:value-type="float" office:value="3.2153" calcext:value-type="float">
            <text:p>3.2153</text:p>
          </table:table-cell>
          <table:table-cell office:value-type="float" office:value="3.3114" calcext:value-type="float">
            <text:p>3.3114</text:p>
          </table:table-cell>
          <table:table-cell office:value-type="float" office:value="3.4074" calcext:value-type="float">
            <text:p>3.4074</text:p>
          </table:table-cell>
          <table:table-cell office:value-type="float" office:value="7465.9266" calcext:value-type="float">
            <text:p>7465.9266</text:p>
          </table:table-cell>
          <table:table-cell office:value-type="float" office:value="7689.0708" calcext:value-type="float">
            <text:p>7689.0708</text:p>
          </table:table-cell>
          <table:table-cell office:value-type="float" office:value="7911.9828" calcext:value-type="float">
            <text:p>7911.9828</text:p>
          </table:table-cell>
          <table:table-cell office:value-type="float" office:value="206.5" calcext:value-type="float">
            <text:p>206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7.0274" calcext:value-type="float">
            <text:p>57.0274</text:p>
          </table:table-cell>
          <table:table-cell office:value-type="float" office:value="57.7186" calcext:value-type="float">
            <text:p>57.7186</text:p>
          </table:table-cell>
          <table:table-cell office:value-type="float" office:value="58.4269" calcext:value-type="float">
            <text:p>58.4269</text:p>
          </table:table-cell>
          <table:table-cell office:value-type="float" office:value="9.3565" calcext:value-type="float">
            <text:p>9.3565</text:p>
          </table:table-cell>
          <table:table-cell office:value-type="float" office:value="9.6332" calcext:value-type="float">
            <text:p>9.6332</text:p>
          </table:table-cell>
          <table:table-cell office:value-type="float" office:value="9.9268" calcext:value-type="float">
            <text:p>9.9268</text:p>
          </table:table-cell>
          <table:table-cell office:value-type="float" office:value="3.2592" calcext:value-type="float">
            <text:p>3.2592</text:p>
          </table:table-cell>
          <table:table-cell office:value-type="float" office:value="3.3579" calcext:value-type="float">
            <text:p>3.3579</text:p>
          </table:table-cell>
          <table:table-cell office:value-type="float" office:value="3.4566" calcext:value-type="float">
            <text:p>3.4566</text:p>
          </table:table-cell>
          <table:table-cell office:value-type="float" office:value="7567.8624" calcext:value-type="float">
            <text:p>7567.8624</text:p>
          </table:table-cell>
          <table:table-cell office:value-type="float" office:value="7797.0438" calcext:value-type="float">
            <text:p>7797.0438</text:p>
          </table:table-cell>
          <table:table-cell office:value-type="float" office:value="8026.2252" calcext:value-type="float">
            <text:p>8026.2252</text:p>
          </table:table-cell>
          <table:table-cell office:value-type="float" office:value="230.3" calcext:value-type="float">
            <text:p>230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2.1342" calcext:value-type="float">
            <text:p>62.1342</text:p>
          </table:table-cell>
          <table:table-cell office:value-type="float" office:value="63.9005" calcext:value-type="float">
            <text:p>63.9005</text:p>
          </table:table-cell>
          <table:table-cell office:value-type="float" office:value="65.7703" calcext:value-type="float">
            <text:p>65.7703</text:p>
          </table:table-cell>
          <table:table-cell office:value-type="float" office:value="5.9282" calcext:value-type="float">
            <text:p>5.9282</text:p>
          </table:table-cell>
          <table:table-cell office:value-type="float" office:value="6.1051" calcext:value-type="float">
            <text:p>6.1051</text:p>
          </table:table-cell>
          <table:table-cell office:value-type="float" office:value="6.293" calcext:value-type="float">
            <text:p>6.293</text:p>
          </table:table-cell>
          <table:table-cell office:value-type="float" office:value="3.591" calcext:value-type="float">
            <text:p>3.591</text:p>
          </table:table-cell>
          <table:table-cell office:value-type="float" office:value="3.6972" calcext:value-type="float">
            <text:p>3.6972</text:p>
          </table:table-cell>
          <table:table-cell office:value-type="float" office:value="3.8035" calcext:value-type="float">
            <text:p>3.8035</text:p>
          </table:table-cell>
          <table:table-cell office:value-type="float" office:value="8338.302" calcext:value-type="float">
            <text:p>8338.302</text:p>
          </table:table-cell>
          <table:table-cell office:value-type="float" office:value="8584.8984" calcext:value-type="float">
            <text:p>8584.8984</text:p>
          </table:table-cell>
          <table:table-cell office:value-type="float" office:value="8831.727" calcext:value-type="float">
            <text:p>8831.727</text:p>
          </table:table-cell>
          <table:table-cell office:value-type="float" office:value="341.4" calcext:value-type="float">
            <text:p>341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2.8201" calcext:value-type="float">
            <text:p>72.8201</text:p>
          </table:table-cell>
          <table:table-cell office:value-type="float" office:value="74.2121" calcext:value-type="float">
            <text:p>74.2121</text:p>
          </table:table-cell>
          <table:table-cell office:value-type="float" office:value="75.6584" calcext:value-type="float">
            <text:p>75.6584</text:p>
          </table:table-cell>
          <table:table-cell office:value-type="float" office:value="3.1984" calcext:value-type="float">
            <text:p>3.1984</text:p>
          </table:table-cell>
          <table:table-cell office:value-type="float" office:value="3.2537" calcext:value-type="float">
            <text:p>3.2537</text:p>
          </table:table-cell>
          <table:table-cell office:value-type="float" office:value="3.3111" calcext:value-type="float">
            <text:p>3.3111</text:p>
          </table:table-cell>
          <table:table-cell office:value-type="float" office:value="3.6564" calcext:value-type="float">
            <text:p>3.6564</text:p>
          </table:table-cell>
          <table:table-cell office:value-type="float" office:value="3.7669" calcext:value-type="float">
            <text:p>3.7669</text:p>
          </table:table-cell>
          <table:table-cell office:value-type="float" office:value="3.8773" calcext:value-type="float">
            <text:p>3.8773</text:p>
          </table:table-cell>
          <table:table-cell office:value-type="float" office:value="8490.1608" calcext:value-type="float">
            <text:p>8490.1608</text:p>
          </table:table-cell>
          <table:table-cell office:value-type="float" office:value="8746.7418" calcext:value-type="float">
            <text:p>8746.7418</text:p>
          </table:table-cell>
          <table:table-cell office:value-type="float" office:value="9003.0906" calcext:value-type="float">
            <text:p>9003.0906</text:p>
          </table:table-cell>
          <table:table-cell office:value-type="float" office:value="358.9" calcext:value-type="float">
            <text:p>358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8.6005" calcext:value-type="float">
            <text:p>78.6005</text:p>
          </table:table-cell>
          <table:table-cell office:value-type="float" office:value="79.93" calcext:value-type="float">
            <text:p>79.93</text:p>
          </table:table-cell>
          <table:table-cell office:value-type="float" office:value="81.3053" calcext:value-type="float">
            <text:p>81.3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424" calcext:value-type="float">
            <text:p>4.0424</text:p>
          </table:table-cell>
          <table:table-cell office:value-type="float" office:value="4.1633" calcext:value-type="float">
            <text:p>4.1633</text:p>
          </table:table-cell>
          <table:table-cell office:value-type="float" office:value="4.2843" calcext:value-type="float">
            <text:p>4.2843</text:p>
          </table:table-cell>
          <table:table-cell office:value-type="float" office:value="9386.4528" calcext:value-type="float">
            <text:p>9386.4528</text:p>
          </table:table-cell>
          <table:table-cell office:value-type="float" office:value="9667.1826" calcext:value-type="float">
            <text:p>9667.1826</text:p>
          </table:table-cell>
          <table:table-cell office:value-type="float" office:value="9948.1446" calcext:value-type="float">
            <text:p>9948.1446</text:p>
          </table:table-cell>
          <table:table-cell office:value-type="float" office:value="207.7" calcext:value-type="float">
            <text:p>207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1:40:00.452310318</meta:creation-date>
    <dc:date>2022-05-03T12:47:35.424073408</dc:date>
    <meta:editing-duration>PT36M51S</meta:editing-duration>
    <meta:editing-cycles>7</meta:editing-cycles>
    <meta:generator>LibreOffice/6.4.7.2$Linux_X86_64 LibreOffice_project/40$Build-2</meta:generator>
    <meta:document-statistic meta:table-count="1" meta:cell-count="192" meta:object-count="0"/>
  </office:meta>
</office:document-meta>
</file>